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d918" officeooo:paragraph-rsid="000f2b23"/>
    </style:style>
    <style:style style:name="T1" style:family="text">
      <style:text-properties officeooo:rsid="000f2b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</text:span>anu<text:span text:style-name="T1">e</text:span>l Octop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e bregent</meta:initial-creator>
    <meta:creation-date>2015-11-24T17:47:55.615624099</meta:creation-date>
    <dc:date>2015-11-24T17:51:32.860449994</dc:date>
    <dc:creator>sophie bregent</dc:creator>
    <meta:editing-duration>PT3M9S</meta:editing-duration>
    <meta:editing-cycles>2</meta:editing-cycles>
    <meta:generator>LibreOffice/4.1.5.3$Linux_X86_64 LibreOffice_project/410m0$Build-3</meta:generator>
    <meta:document-statistic meta:table-count="0" meta:image-count="0" meta:object-count="0" meta:page-count="1" meta:paragraph-count="1" meta:word-count="2" meta:character-count="14" meta:non-whitespace-character-count="13"/>
  </office:meta>
</office:document-meta>
</file>